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ableColumn3" style:family="table-column">
      <style:table-column-properties style:column-width="0.7236in"/>
    </style:style>
    <style:style style:name="TableColumn4" style:family="table-column">
      <style:table-column-properties style:column-width="0.8791in"/>
    </style:style>
    <style:style style:name="TableColumn5" style:family="table-column">
      <style:table-column-properties style:column-width="0.6166in"/>
    </style:style>
    <style:style style:name="TableColumn6" style:family="table-column">
      <style:table-column-properties style:column-width="0.6805in"/>
    </style:style>
    <style:style style:name="TableColumn7" style:family="table-column">
      <style:table-column-properties style:column-width="0.8701in"/>
    </style:style>
    <style:style style:name="TableColumn8" style:family="table-column">
      <style:table-column-properties style:column-width="0.6166in"/>
    </style:style>
    <style:style style:name="TableColumn9" style:family="table-column">
      <style:table-column-properties style:column-width="0.6805in"/>
    </style:style>
    <style:style style:name="TableColumn10" style:family="table-column">
      <style:table-column-properties style:column-width="0.8701in"/>
    </style:style>
    <style:style style:name="TableColumn11" style:family="table-column">
      <style:table-column-properties style:column-width="0.6166in"/>
    </style:style>
    <style:style style:name="TableColumn12" style:family="table-column">
      <style:table-column-properties style:column-width="0.6805in"/>
    </style:style>
    <style:style style:name="Table2" style:family="table">
      <style:table-properties style:width="7.2347in" fo:margin-left="-0.3375in" table:align="left"/>
    </style:style>
    <style:style style:name="TableRow13" style:family="table-row">
      <style:table-row-properties style:min-row-height="0.1534in"/>
    </style:style>
    <style:style style:name="TableCell14" style:family="table-cell">
      <style:table-cell-properties fo:border-top="0.0138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16" style:family="table-cell">
      <style:table-cell-properties fo:border-top="0.0138in solid #000000" fo:border-left="none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1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18" style:family="table-cell">
      <style:table-cell-properties fo:border-top="0.0138in solid #000000" fo:border-left="none" fo:border-bottom="none" fo:border-right="none" style:writing-mode="lr-tb" style:vertical-align="middle" fo:padding-top="0in" fo:padding-left="0.0486in" fo:padding-bottom="0in" fo:padding-right="0.0486in" fo:wrap-option="no-wrap"/>
    </style:style>
    <style:style style:name="P1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20" style:family="table-cell">
      <style:table-cell-properties fo:border-top="0.0138in solid #000000" fo:border-left="none" fo:border-bottom="none" fo:border-right="0.0138in solid #000000" style:writing-mode="lr-tb" style:vertical-align="middle" fo:padding-top="0in" fo:padding-left="0.0486in" fo:padding-bottom="0in" fo:padding-right="0.0486in" fo:wrap-option="no-wrap"/>
    </style:style>
    <style:style style:name="P2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Row22" style:family="table-row">
      <style:table-row-properties style:min-row-height="0.1465in"/>
    </style:style>
    <style:style style:name="TableCell23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24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25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27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29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0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31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33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35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37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39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41" style:family="table-cell">
      <style:table-cell-properties fo:border-top="0.0138in solid #000000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42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Row43" style:family="table-row">
      <style:table-row-properties style:min-row-height="0.1465in"/>
    </style:style>
    <style:style style:name="TableCell44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4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6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6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Row64" style:family="table-row">
      <style:table-row-properties style:min-row-height="0.1465in"/>
    </style:style>
    <style:style style:name="TableCell65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6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0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2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4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6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8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0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2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8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84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Row85" style:family="table-row">
      <style:table-row-properties style:min-row-height="0.1534in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8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88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90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92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94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96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7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98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9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100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1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102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3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05" style:parent-style-name="Normalny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pl" style:country-asian="PL"/>
    </style:style>
    <style:style style:name="T106" style:parent-style-name="Domyślnaczcionkaakapitu" style:family="text">
      <style:text-properties style:language-asian="pl" style:country-asian="PL"/>
    </style:style>
    <style:style style:name="T107" style:parent-style-name="Domyślnaczcionkaakapitu" style:family="text">
      <style:text-properties style:language-asian="pl" style:country-asian="PL"/>
    </style:style>
    <style:style style:name="T108" style:parent-style-name="Domyślnaczcionkaakapitu" style:family="text">
      <style:text-properties style:language-asian="pl" style:country-asian="PL"/>
    </style:style>
    <style:style style:family="graphic" style:name="a0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yniki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alfa</text:p>
          </table:table-cell>
          <table:table-cell table:style-name="TableCell16" table:number-columns-spanned="3">
            <text:p text:style-name="P17">0.7</text:p>
          </table:table-cell>
          <table:covered-table-cell/>
          <table:covered-table-cell/>
          <table:table-cell table:style-name="TableCell18" table:number-columns-spanned="3">
            <text:p text:style-name="P19">0.8</text:p>
          </table:table-cell>
          <table:covered-table-cell/>
          <table:covered-table-cell/>
          <table:table-cell table:style-name="TableCell20" table:number-columns-spanned="3">
            <text:p text:style-name="P21">0.9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 </text:p>
          </table:table-cell>
          <table:table-cell table:style-name="TableCell25">
            <text:p text:style-name="P26">Wyszukiwań</text:p>
          </table:table-cell>
          <table:table-cell table:style-name="TableCell27">
            <text:p text:style-name="P28">Trafione</text:p>
          </table:table-cell>
          <table:table-cell table:style-name="TableCell29">
            <text:p text:style-name="P30">Chybione</text:p>
          </table:table-cell>
          <table:table-cell table:style-name="TableCell31">
            <text:p text:style-name="P32">Wyszukiwań</text:p>
          </table:table-cell>
          <table:table-cell table:style-name="TableCell33">
            <text:p text:style-name="P34">Trafione</text:p>
          </table:table-cell>
          <table:table-cell table:style-name="TableCell35">
            <text:p text:style-name="P36">Chybione</text:p>
          </table:table-cell>
          <table:table-cell table:style-name="TableCell37">
            <text:p text:style-name="P38">Wyszukiwań</text:p>
          </table:table-cell>
          <table:table-cell table:style-name="TableCell39">
            <text:p text:style-name="P40">Trafione</text:p>
          </table:table-cell>
          <table:table-cell table:style-name="TableCell41">
            <text:p text:style-name="P42">Chybione</text:p>
          </table:table-cell>
        </table:table-row>
        <table:table-row table:style-name="TableRow43">
          <table:table-cell table:style-name="TableCell44">
            <text:p text:style-name="P45">Linear Hash</text:p>
          </table:table-cell>
          <table:table-cell table:style-name="TableCell46">
            <text:p text:style-name="P47">449,12</text:p>
          </table:table-cell>
          <table:table-cell table:style-name="TableCell48">
            <text:p text:style-name="P49">80,52</text:p>
          </table:table-cell>
          <table:table-cell table:style-name="TableCell50">
            <text:p text:style-name="P51">368,6</text:p>
          </table:table-cell>
          <table:table-cell table:style-name="TableCell52">
            <text:p text:style-name="P53">499,67</text:p>
          </table:table-cell>
          <table:table-cell table:style-name="TableCell54">
            <text:p text:style-name="P55">116,3</text:p>
          </table:table-cell>
          <table:table-cell table:style-name="TableCell56">
            <text:p text:style-name="P57">383,37</text:p>
          </table:table-cell>
          <table:table-cell table:style-name="TableCell58">
            <text:p text:style-name="P59">540,09</text:p>
          </table:table-cell>
          <table:table-cell table:style-name="TableCell60">
            <text:p text:style-name="P61">165,15</text:p>
          </table:table-cell>
          <table:table-cell table:style-name="TableCell62">
            <text:p text:style-name="P63">374,94</text:p>
          </table:table-cell>
        </table:table-row>
        <table:table-row table:style-name="TableRow64">
          <table:table-cell table:style-name="TableCell65">
            <text:p text:style-name="P66">Quad Hash</text:p>
          </table:table-cell>
          <table:table-cell table:style-name="TableCell67">
            <text:p text:style-name="P68">28,45</text:p>
          </table:table-cell>
          <table:table-cell table:style-name="TableCell69">
            <text:p text:style-name="P70">6,18</text:p>
          </table:table-cell>
          <table:table-cell table:style-name="TableCell71">
            <text:p text:style-name="P72">22,27</text:p>
          </table:table-cell>
          <table:table-cell table:style-name="TableCell73">
            <text:p text:style-name="P74">32,59</text:p>
          </table:table-cell>
          <table:table-cell table:style-name="TableCell75">
            <text:p text:style-name="P76">8,49</text:p>
          </table:table-cell>
          <table:table-cell table:style-name="TableCell77">
            <text:p text:style-name="P78">24,1</text:p>
          </table:table-cell>
          <table:table-cell table:style-name="TableCell79">
            <text:p text:style-name="P80">33,5</text:p>
          </table:table-cell>
          <table:table-cell table:style-name="TableCell81">
            <text:p text:style-name="P82">11,42</text:p>
          </table:table-cell>
          <table:table-cell table:style-name="TableCell83">
            <text:p text:style-name="P84">22,08</text:p>
          </table:table-cell>
        </table:table-row>
        <table:table-row table:style-name="TableRow85">
          <table:table-cell table:style-name="TableCell86">
            <text:p text:style-name="P87">Double Hash</text:p>
          </table:table-cell>
          <table:table-cell table:style-name="TableCell88">
            <text:p text:style-name="P89">1,46</text:p>
          </table:table-cell>
          <table:table-cell table:style-name="TableCell90">
            <text:p text:style-name="P91">0,54</text:p>
          </table:table-cell>
          <table:table-cell table:style-name="TableCell92">
            <text:p text:style-name="P93">0,92</text:p>
          </table:table-cell>
          <table:table-cell table:style-name="TableCell94">
            <text:p text:style-name="P95">1,49</text:p>
          </table:table-cell>
          <table:table-cell table:style-name="TableCell96">
            <text:p text:style-name="P97">0,62</text:p>
          </table:table-cell>
          <table:table-cell table:style-name="TableCell98">
            <text:p text:style-name="P99">0,87</text:p>
          </table:table-cell>
          <table:table-cell table:style-name="TableCell100">
            <text:p text:style-name="P101">1,61</text:p>
          </table:table-cell>
          <table:table-cell table:style-name="TableCell102">
            <text:p text:style-name="P103">0,71</text:p>
          </table:table-cell>
          <table:table-cell table:style-name="TableCell104">
            <text:p text:style-name="P105">0,9</text:p>
          </table:table-cell>
        </table:table-row>
      </table:table>
      <text:p text:style-name="Normalny"><text:span text:style-name="T106"><draw:frame draw:z-index="251660288" draw:style-name="a0" draw:name="Wykres 3" text:anchor-type="paragraph" svg:x="-0.31736in" svg:y="6.40694in" svg:width="4.98125in" svg:height="3in" style:rel-width="scale" style:rel-height="scale"><draw:object xlink:href="Object 1/" xlink:type="simple" xlink:show="embed" xlink:actuate="onLoad"/><svg:title/><svg:desc/></draw:frame></text:span><text:span text:style-name="T107"><draw:frame draw:z-index="251659264" draw:style-name="a1" draw:name="Wykres 2" text:anchor-type="paragraph" svg:x="-0.31736in" svg:y="3.20139in" svg:width="4.98125in" svg:height="3in" style:rel-width="scale" style:rel-height="scale"><draw:object xlink:href="Object 2/" xlink:type="simple" xlink:show="embed" xlink:actuate="onLoad"/><svg:title/><svg:desc/></draw:frame></text:span><text:span text:style-name="T108"><draw:frame draw:z-index="251658240" draw:style-name="a2" draw:name="Wykres 1" text:anchor-type="paragraph" svg:x="-0.35903in" svg:y="0.14931in" svg:width="4.98125in" svg:height="3in" style:rel-width="scale" style:rel-height="scale"><draw:object xlink:href="Object 3/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984in" fo:margin-bottom="0.197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 Radzik</meta:initial-creator>
    <dc:creator>Jakub Radzik</dc:creator>
    <meta:creation-date>2021-04-28T14:23:00Z</meta:creation-date>
    <dc:date>2021-04-28T14:25:00Z</dc:date>
    <meta:template xlink:href="Normal" xlink:type="simple"/>
    <meta:editing-cycles>1</meta:editing-cycles>
    <meta:editing-duration>PT120S</meta:editing-duration>
    <meta:document-statistic meta:page-count="1" meta:paragraph-count="1" meta:word-count="44" meta:character-count="310" meta:row-count="2" meta:non-whitespace-character-count="26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8.65pt" chart:style-name="Crt0">
        <chart:title chart:style-name="CT00">
          <text:p text:style-name="a0" text:class-names="" text:cond-style-name="">Chybiona ilość wyszukiwań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Linear Hash</text:p>
              </table:table-cell>
              <table:table-cell office:value-type="string">
                <text:p>Quad Hash</text:p>
              </table:table-cell>
              <table:table-cell office:value-type="string">
                <text:p>Double Hash</text:p>
              </table:table-cell>
            </table:table-row>
          </table:table-header-rows>
          <table:table-row>
            <table:table-cell office:value-type="float" office:value="0.7"/>
            <table:table-cell office:value-type="float" office:value="368.6"/>
            <table:table-cell office:value-type="float" office:value="22.27"/>
            <table:table-cell office:value-type="float" office:value="0.92"/>
          </table:table-row>
          <table:table-row>
            <table:table-cell office:value-type="float" office:value="0.8"/>
            <table:table-cell office:value-type="float" office:value="383.37"/>
            <table:table-cell office:value-type="float" office:value="24.1"/>
            <table:table-cell office:value-type="float" office:value="0.87"/>
          </table:table-row>
          <table:table-row>
            <table:table-cell office:value-type="float" office:value="0.9"/>
            <table:table-cell office:value-type="float" office:value="374.94"/>
            <table:table-cell office:value-type="float" office:value="22.08"/>
            <table:table-cell office:value-type="float" office:value="0.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8.65pt" chart:style-name="Crt0">
        <chart:title chart:style-name="CT00">
          <text:p text:style-name="a0" text:class-names="" text:cond-style-name="">Trafiona ilość wyszukiwań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Linear Hash</text:p>
              </table:table-cell>
              <table:table-cell office:value-type="string">
                <text:p>Quad Hash</text:p>
              </table:table-cell>
              <table:table-cell office:value-type="string">
                <text:p>Double Hash</text:p>
              </table:table-cell>
            </table:table-row>
          </table:table-header-rows>
          <table:table-row>
            <table:table-cell office:value-type="float" office:value="0.7"/>
            <table:table-cell office:value-type="float" office:value="80.52"/>
            <table:table-cell office:value-type="float" office:value="6.18"/>
            <table:table-cell office:value-type="float" office:value="0.54"/>
          </table:table-row>
          <table:table-row>
            <table:table-cell office:value-type="float" office:value="0.8"/>
            <table:table-cell office:value-type="float" office:value="116.3"/>
            <table:table-cell office:value-type="float" office:value="8.49"/>
            <table:table-cell office:value-type="float" office:value="0.62"/>
          </table:table-row>
          <table:table-row>
            <table:table-cell office:value-type="float" office:value="0.9"/>
            <table:table-cell office:value-type="float" office:value="165.15"/>
            <table:table-cell office:value-type="float" office:value="11.42"/>
            <table:table-cell office:value-type="float" office:value="0.7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8.65pt" chart:style-name="Crt0">
        <chart:title chart:style-name="CT00">
          <text:p text:style-name="a0" text:class-names="" text:cond-style-name="">Łączna ilość wyszukiwań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Linear Hash</text:p>
              </table:table-cell>
              <table:table-cell office:value-type="string">
                <text:p>Quad Hash</text:p>
              </table:table-cell>
              <table:table-cell office:value-type="string">
                <text:p>Double Hash</text:p>
              </table:table-cell>
            </table:table-row>
          </table:table-header-rows>
          <table:table-row>
            <table:table-cell office:value-type="float" office:value="0.7"/>
            <table:table-cell office:value-type="float" office:value="449.12"/>
            <table:table-cell office:value-type="float" office:value="28.45"/>
            <table:table-cell office:value-type="float" office:value="1.46"/>
          </table:table-row>
          <table:table-row>
            <table:table-cell office:value-type="float" office:value="0.8"/>
            <table:table-cell office:value-type="float" office:value="499.67"/>
            <table:table-cell office:value-type="float" office:value="32.590000000000003"/>
            <table:table-cell office:value-type="float" office:value="1.49"/>
          </table:table-row>
          <table:table-row>
            <table:table-cell office:value-type="float" office:value="0.9"/>
            <table:table-cell office:value-type="float" office:value="540.09"/>
            <table:table-cell office:value-type="float" office:value="33.5"/>
            <table:table-cell office:value-type="float" office:value="1.6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